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A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7.176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17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5"/>
    <style:style style:name="ce5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5"/>
    <style:style style:name="ce14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TTREATMEN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row table:style-name="ro1">
          <table:table-cell table:style-name="Default" office:value-type="string" calcext:value-type="string">
            <text:p>Unpaid HMO Summary Report (PT TREATMENT)</text:p>
          </table:table-cell>
          <table:table-cell table:style-name="Default" table:number-columns-repeated="7"/>
        </table:table-row>
        <table:table-row table:style-name="ro2">
          <table:table-cell table:style-name="ce10" office:value-type="string" calcext:value-type="string">
            <text:p>DATE:</text:p>
          </table:table-cell>
          <table:table-cell table:style-name="ce10" office:value-type="string" calcext:value-type="string">
            <text:p>PATIENT NAME:</text:p>
          </table:table-cell>
          <table:table-cell table:style-name="ce10" office:value-type="string" calcext:value-type="string">
            <text:p>FEE:</text:p>
          </table:table-cell>
          <table:table-cell table:style-name="ce10" office:value-type="string" calcext:value-type="string">
            <text:p>CLASSIFICATION:</text:p>
          </table:table-cell>
          <table:table-cell table:style-name="ce10" office:value-type="string" calcext:value-type="string">
            <text:p>APPROVAL CODE:</text:p>
          </table:table-cell>
          <table:table-cell table:style-name="ce10" office:value-type="string" calcext:value-type="string">
            <text:p>UNPAID REASON:</text:p>
          </table:table-cell>
          <table:table-cell table:style-name="ce14" office:value-type="string" calcext:value-type="string">
            <text:p>UNDER</text:p>
            <text:p>PAYMENT</text:p>
          </table:table-cell>
          <table:table-cell table:style-name="ce14" office:value-type="string" calcext:value-type="string">
            <text:p>PAID</text:p>
          </table:table-cell>
        </table:table-row>
        <table:table-row table:style-name="ro3">
          <table:table-cell office:value-type="string" calcext:value-type="string">
            <text:p>MAR-15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8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MAR-17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9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SEP-23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1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SEP-28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2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3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6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4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7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5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1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6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table:style-name="Default" office:value-type="string" calcext:value-type="string">
            <text:p>TOTAL:</text:p>
          </table:table-cell>
          <table:table-cell table:style-name="Default"/>
          <table:table-cell table:style-name="ce13" table:formula="of:=SUM([.C3:.C10])" office:value-type="float" office:value="8000" calcext:value-type="float">
            <text:p>8,000.00</text:p>
          </table:table-cell>
          <table:table-cell table:style-name="ce13" table:formula="of:=SUM([.H3:.H10])" office:value-type="float" office:value="6845.74" calcext:value-type="float">
            <text:p>6,845.74</text:p>
          </table:table-cell>
          <table:table-cell table:style-name="ce13" table:formula="of:=[.C11]-[.D11]" office:value-type="float" office:value="1154.26" calcext:value-type="float">
            <text:p>1,154.26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PTTREATMENT.A2:PTTREATMENT.H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-00-0000</text:date>, <text:time style:data-style-name="N2" text:time-value="12:17:16.37671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TTREATMENTV3" style:display-name="PageStyle_PTTREATMENT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TIN_2c_CHRISTIANAARON" style:display-name="PageStyle_LANTIN,CHRISTIANAAR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CIA_2c_CIELOBALCE" style:display-name="PageStyle_GRACIA,CIELOBAL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NTENEGRO_2c_DAVIDBRYAN" style:display-name="PageStyle_MONTENEGRO,DAVIDBRY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ASAM_2c_HONESTO" style:display-name="PageStyle_LASAM,HONES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APAZ_2c_RODIL" style:display-name="PageStyle_DELAPAZ,RODI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DRIGUEZ_2c_LUISREY" style:display-name="PageStyle_RODRIGUEZ,LUISRE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2:46:51.607151500</meta:creation-date>
    <dc:date>2022-07-23T12:17:32.442755616</dc:date>
    <meta:editing-cycles>417</meta:editing-cycles>
    <meta:editing-duration>PT11H49M49S</meta:editing-duration>
    <meta:generator>LibreOffice/6.4.2.2$Linux_X86_64 LibreOffice_project/40$Build-2</meta:generator>
    <meta:document-statistic meta:table-count="1" meta:cell-count="77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BASIC  *****
'
'  Copyright 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20722
' @date updated: 20220723; from 20220722
' @website address: http://www.usbong.ph
'

Sub MAIN
    'month name to number
	Call mainChangeMonthNameStringToNumberStringOfDateInput

	SortMacro(0) 'at column A; date

    'number to month name
	Call mainChangeMonthNumberStringToNameStringOfDateInput
	
	SortMacro(1) 'at column B; patient name
	
End Sub

Sub mainChangeMonthNameStringToNumberStringOfDateInput
 	Dim inputWorksheet
    Dim medicalDoctorContainer
    Dim iMedicalDoctorContainerCount
    'Dim iColumnCount
    Dim iRowCount
	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
   
    Set medicalDoctorContainer = New Collection    
    iMedicalDoctorContainerCount = 0
    
    iColumnCount = 0 'start at column A
    iRowCount = 2 'start at row 2+1
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Mar-15-21 -&gt; 03-15-21
	   sOutput=changeMonthNameToNumberStringOfDateInput(inputCell.String)

'       MsgBox (sOutput)
       
       ThisComponent.getSheets().getByIndex(0).getCellByPosition(iColumnCount, iRowCount).String=sOutput

      iRowCount = iRowCount + 1

    Next
  
End Sub

Sub mainChangeMonthNumberStringToNameStringOfDateInput  
 	Dim inputWorksheet
    Dim medicalDoctorContainer
    Dim iMedicalDoctorContainerCount
    'Dim iColumnCount
    Dim iRowCount
    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    
   
    Set medicalDoctorContainer = New Collection    
    iMedicalDoctorContainerCount = 0
    
    iColumnCount = 0 'start at column A
    iRowCount = 2 'start at row 2+1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03-15-21 -&gt; MAR-15-21
	   sOutput=changeMonthNumberStringToNameStringOfDateInput(inputCell.String)

'       MsgBox (sOutput)
       
       ThisComponent.getSheets().getByIndex(0).getCellByPosition(iColumnCount, iRowCount).String=sOutput

      iRowCount = iRowCount + 1
    Next  
End Sub

Function changeMonthNameToNumberStringOfDateInput(sInput As String) As String
  Dim sMonthName As String
  Dim sMonthNameAsNumberString As String
  
  sMonthName=UCase(Split(sInput,"-")(0))
  
'  Msgbox(sMonthName)

  If sMonthName="JAN" Then
  	sMonthNameAsNumberString="01"  
  ElseIf sMonthName="FEB" Then
  	sMonthNameAsNumberString="02"
  ElseIf sMonthName="MAR" Then
  	sMonthNameAsNumberString="03"
  ElseIf sMonthName="APR" Then
  	sMonthNameAsNumberString="04"
  ElseIf sMonthName="MAY" Then
  	sMonthNameAsNumberString="05"
  ElseIf sMonthName="JUN" Then
  	sMonthNameAsNumberString="06"
  ElseIf sMonthName="JUL" Then
  	sMonthNameAsNumberString="07"
  ElseIf sMonthName="AUG" Then
  	sMonthNameAsNumberString="08"
  ElseIf sMonthName="SEP" Then
  	sMonthNameAsNumberString="09"
  ElseIf sMonthName="OCT" Then
  	sMonthNameAsNumberString="10"
  ElseIf sMonthName="NOV" Then
  	sMonthNameAsNumberString="11"
  ElseIf sMonthName="DEC" Then
  	sMonthNameAsNumberString="12"
  Else
  	changeMonthNameToNumberStringOfDateInput=sInput
  	Exit Function
  End If
    
  'changeMonthNameToNumberOfDateInput=iMonthNameAsInt
  'start from 1st position, replace 1st occurence, not case-sensitive
  changeMonthNameToNumberStringOfDateInput=Replace(sInput,sMonthName,sMonthNameAsNumberString,1,1,1)

End Function


Function changeMonthNumberStringToNameStringOfDateInput(sInput As String) As String
  Dim sMonthName As String
  Dim sMonthNameAsNumberString As String
  
  sMonthNameAsNumberString=UCase(CStr(Split(sInput,"-")(0)))
  
'  Msgbox(sMonthName)
  
  If sMonthNameAsNumberString="01" Then
    sMonthName="JAN"
  ElseIf sMonthNameAsNumberString="02" Then
    sMonthName="FEB"
  ElseIf sMonthNameAsNumberString="03" Then
    sMonthName="MAR"
  ElseIf sMonthNameAsNumberString="04" Then
    sMonthName="APR"
  ElseIf sMonthNameAsNumberString="05" Then
    sMonthName="MAY"
  ElseIf sMonthNameAsNumberString="06" Then
    sMonthName="JUN"
  ElseIf sMonthNameAsNumberString="07" Then
    sMonthName="JUL"
  ElseIf sMonthNameAsNumberString="08" Then
    sMonthName="AUG"
  ElseIf sMonthNameAsNumberString="09" Then
    sMonthName="SEP"
  ElseIf sMonthNameAsNumberString="10" Then
    sMonthName="OCT"
  ElseIf sMonthNameAsNumberString="11" Then
    sMonthName="NOV"
  ElseIf sMonthNameAsNumberString="12" Then
    sMonthName="DEC"
  Else
  	changeMonthNumberStringToNameStringOfDateInput=sInput
  	Exit Function
  End If
    
  'changeMonthNameToNumberOfDateInput=iMonthNameAsInt
  'start from 1st position, replace 1st occurence, not case-sensitive
  changeMonthNumberStringToNameStringOfDateInput=Replace(sInput,sMonthNameAsNumberString,sMonthName,1,1,1)

End Function


'added by Mike, 20220723
Sub SortMacro(iAtColumnCount as Integer)
' https://ask.libreoffice.org/t/looking-for-calc-macro-to-sort-like-excel-can-with-this-one/57270;
' last accessed: 20220723
' answer by: Lupp, 2020-10
' answer by: newbie-02, 2020-10; Excel VBA

'  Range("A1:j1000").Sort Key1:=Range("A1")

Dim sortDesc(1) As New com.sun.star.beans.PropertyValue 
Dim mySortFields(0) As New com.sun.star.util.SortField

sheet = ThisComponent.Sheets(0)
rgN = "A3:j1000"
targetRg = sheet.getCellRangeByName(rgN)

sortDesc(0).Name = "IsSortColumns" REM Dispensable since 'False' is default.
sortDesc(0).Value = False

'mySortFields(0).Field = 0 REM sort based on the first column, i.e. column A
mySortFields(0).Field = iAtColumnCount 

mySortFields(0).SortAscending = True
sortDesc(1).Name = "SortFields"
sortDesc(1).Value = mySortFields
targetRg.sort(sortDesc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